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/>
      <style:paragraph-properties style:writing-mode="lr-tb"/>
    </style:style>
    <style:style style:name="pr4" style:family="presentation" style:parent-style-name="Blue_5f_Curve1_5f_-outline1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r11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784cm" style:use-optimal-column-width="false"/>
    </style:style>
    <style:style style:name="co2" style:family="table-column">
      <style:table-column-properties style:column-width="8.011cm" style:use-optimal-column-width="false"/>
    </style:style>
    <style:style style:name="co3" style:family="table-column">
      <style:table-column-properties style:column-width="8.205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0.5pt" fo:font-style="normal" fo:text-shadow="none" style:text-underline-style="none" style:letter-kerning="true" fo:background-color="transparent" style:font-size-asian="10.5pt" style:font-style-asian="normal" style:font-size-complex="10.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fo:background-color="transparent" style:font-size-asian="10.5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KnockoutJ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102cm" svg:x="1cm" svg:y="0.612cm" presentation:class="title" presentation:user-transformed="true">
          <draw:text-box>
            <text:p><text:span text:style-name="T1">Three Parts of “Hello World” Program in KnockoutJS</text:span></text:p>
          </draw:text-box>
        </draw:frame>
        <draw:frame presentation:style-name="pr4" draw:text-style-name="P1" draw:layer="layout" svg:width="26cm" svg:height="10cm" svg:x="1.5cm" svg:y="2.5cm" presentation:class="outline" presentation:user-transformed="true">
          <draw:text-box>
            <text:list text:style-name="L2">
              <text:list-header>
                <text:p text:style-name="P1"><text:span text:style-name="T2">First part is your &lt;SCRIPT&gt; tag with “src” attribute that pulls the KnockoutJS library into your HTML page:</text:span></text:p>
                <text:p text:style-name="P1"><text:span text:style-name="T3">&lt;script src="https://knockoutjs.com/downloads/knockout-3.5.1.js"&gt; &lt;/script&gt;</text:span></text:p>
                <text:p text:style-name="P1"><text:span text:style-name="T2">Second part is your HTML body that forms the view:</text:span></text:p>
                <text:p text:style-name="P1"><text:span text:style-name="T3">&lt;body&gt;</text:span></text:p>
                <text:p text:style-name="P1"><text:span text:style-name="T3"><text:s text:c="4"/></text:span><text:span text:style-name="T3">&lt;p&gt;</text:span><text:span text:style-name="T2">THIS IS YOUR VIEW. YOUR HTML PART IS THE VIEW.</text:span><text:span text:style-name="T3">&lt;/p&gt;</text:span></text:p>
                <text:p text:style-name="P1"><text:span text:style-name="T3"><text:s text:c="4"/></text:span><text:span text:style-name="T3">&lt;p data-bind="text: more_text"&gt;&lt;/p&gt; </text:span></text:p>
                <text:p text:style-name="P1"><text:span text:style-name="T3">&lt;/body&gt;</text:span></text:p>
                <text:p text:style-name="P1"><text:span text:style-name="T2">Third part is your KnockoutJS based code:</text:span></text:p>
                <text:p text:style-name="P1"><text:span text:style-name="T3">&lt;script&gt;</text:span></text:p>
                <text:p text:style-name="P1"><text:span text:style-name="T3"><text:s text:c="4"/></text:span><text:span text:style-name="T3">var </text:span><text:span text:style-name="T2">viewModel</text:span><text:span text:style-name="T3"> = {</text:span></text:p>
                <text:p text:style-name="P1"><text:span text:style-name="T3"><text:s text:c="8"/></text:span><text:span text:style-name="T3">more_text: ko.observable("Hello, Pankaj!")</text:span></text:p>
                <text:p text:style-name="P1"><text:span text:style-name="T3"><text:s text:c="4"/></text:span><text:span text:style-name="T3">};</text:span></text:p>
                <text:p text:style-name="P1"><text:span text:style-name="T3">ko.applyBindings(viewModel);</text:span></text:p>
                <text:p text:style-name="P1"><text:span text:style-name="T3">&lt;/script&gt;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Hello World!</text:p>
          </draw:text-box>
        </draw:frame>
        <draw:frame presentation:style-name="pr7" draw:text-style-name="P1" draw:layer="layout" svg:width="26cm" svg:height="10cm" svg:x="0.2cm" svg:y="2.2cm" presentation:class="outline" presentation:user-transformed="true">
          <draw:text-box>
            <text:list text:style-name="L2">
              <text:list-header>
                <text:p text:style-name="P1"><text:span text:style-name="T3">&lt;script src="https://knockoutjs.com/downloads/knockout-3.5.1.js"&gt; &lt;/script&gt;</text:span></text:p>
                <text:p text:style-name="P1"><text:span text:style-name="T3">&lt;body&gt;</text:span><text:span text:style-name="T4"> <text:s/>&lt;p&gt;</text:span><text:span text:style-name="T5">THIS IS YOUR VIEW. YOUR HTML PART IS THE VIEW.</text:span><text:span text:style-name="T6">&lt;/p&gt; </text:span><text:span text:style-name="T3">&lt;p data-bind="</text:span><text:span text:style-name="T2">text</text:span><text:span text:style-name="T3">: </text:span><text:span text:style-name="T2">more_text</text:span><text:span text:style-name="T3">"&gt;&lt;/p&gt; &lt;/body&gt;</text:span></text:p>
                <text:p text:style-name="P1"><text:span text:style-name="T3">&lt;script&gt;</text:span></text:p>
                <text:p text:style-name="P1"><text:span text:style-name="T3"><text:s text:c="4"/></text:span><text:span text:style-name="T3">var </text:span><text:span text:style-name="T2">viewModel</text:span><text:span text:style-name="T3"> = {</text:span></text:p>
                <text:p text:style-name="P1"><text:span text:style-name="T3"><text:s text:c="8"/></text:span><text:span text:style-name="T2">more_text</text:span><text:span text:style-name="T3">: </text:span><text:span text:style-name="T2">ko</text:span><text:span text:style-name="T3">.observable("Hello, Pankaj!")</text:span></text:p>
                <text:p text:style-name="P1"><text:span text:style-name="T3"><text:s text:c="4"/></text:span><text:span text:style-name="T3">};</text:span></text:p>
                <text:p text:style-name="P1"><text:span text:style-name="T2">ko</text:span><text:span text:style-name="T3">.applyBindings(viewModel);</text:span></text:p>
                <text:p text:style-name="P1"><text:span text:style-name="T3">&lt;/script&gt;</text:span></text:p>
                <text:p text:style-name="P1"><text:span text:style-name="T2">Few Points:</text:span></text:p>
                <text:p text:style-name="P1"><text:span text:style-name="T7">1. viewModel is a JavaScript object.</text:span></text:p>
                <text:p text:style-name="P1"><text:span text:style-name="T3">2. “more_text” is a property of viewModel.</text:span></text:p>
                <text:p text:style-name="P1"><text:span text:style-name="T3">3. You define KnockoutJS binding using the “data-bind” attribute. In this code, we have used the “text” binding.</text:span></text:p>
                <text:p text:style-name="P1"><text:span text:style-name="T3">4. “ko” is a variable defined by your knockout.js library. </text:span></text:p>
                <text:p text:style-name="P1"><text:span text:style-name="T3">This variable is special in the sense that it exposes the features of knockout.js for you to use in your code.</text:span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What is the use of “bindings”?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>HTML (Hypertext Markup Language): It is static language.</text:p>
                <text:p>To make a webpage dynamic, we would be using JavaScript.</text:p>
                <text:p>In KnockoutJS, you break down your web page into three parts. Two of which are “view” and “viewModel”.</text:p>
                <text:p>viewModel is an object. Your view is made out of HTML.</text:p>
                <text:p>We specify in the code that my viewModel should be bound to my HTML “view” using this line: <text:span text:style-name="T8">ko.applyBindings(viewModel);</text:span></text:p>
                <text:p><text:span text:style-name="T9">“</text:span><text:span text:style-name="T9">data-bindings” allow us to specify how we want to change our view based on the properties of object “viewModel”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498cm" presentation:class="title" presentation:user-transformed="true">
          <draw:text-box>
            <text:p><text:span text:style-name="T10">Common “data-bind” bindings that we use everyday with some common HTML tags</text:span></text:p>
          </draw:text-box>
        </draw:frame>
        <draw:frame draw:style-name="standard" draw:layer="layout" svg:width="18.999cm" svg:height="4.849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Sno</text:p>
              </table:table-cell>
              <table:table-cell>
                <text:p>Type of HTML Element</text:p>
              </table:table-cell>
              <table:table-cell>
                <text:p>Data Binding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&lt;p&gt;</text:p>
              </table:table-cell>
              <table:table-cell>
                <text:p>text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&lt;input&gt;</text:p>
              </table:table-cell>
              <table:table-cell>
                <text:p>value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&lt;button&gt;</text:p>
              </table:table-cell>
              <table:table-cell>
                <text:p>click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What is an Observable?</text:p>
          </draw:text-box>
        </draw:frame>
        <draw:frame presentation:style-name="pr10" draw:layer="layout" svg:width="27cm" svg:height="11.1cm" svg:x="0.4cm" svg:y="2.4cm" presentation:class="outline" presentation:user-transformed="true">
          <draw:text-box>
            <text:list text:style-name="L2">
              <text:list-header>
                <text:p><text:span text:style-name="T11">Observables</text:span></text:p>
                <text:p><text:span text:style-name="T11">OK, you’ve seen how to create a basic view model and how to display </text:span><text:span text:style-name="T11">one of its properties using a binding. But one of the key benefits of KO is </text:span><text:span text:style-name="T11">that it updates your UI automatically when the view model changes. </text:span></text:p>
                <text:p><text:span text:style-name="T11">How can KO know when parts of your view model change? </text:span></text:p>
                <text:p><text:span text:style-name="T11">Answer: you need to declare your model properties as observables, </text:span><text:span text:style-name="T11">because these are special JavaScript objects that can notify subscribers </text:span><text:span text:style-name="T11">about changes, and can automatically detect dependencies.</text:span></text:p>
                <text:p><text:span text:style-name="T11">Ref: https://knockoutjs.com/documentation/observables.htm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9:52:30.005707287</meta:creation-date>
    <meta:editing-duration>PT37M11S</meta:editing-duration>
    <meta:editing-cycles>49</meta:editing-cycles>
    <meta:generator>LibreOffice/7.3.7.2$Linux_X86_64 LibreOffice_project/30$Build-2</meta:generator>
    <dc:title>Blue Curve</dc:title>
    <dc:date>2023-03-21T18:38:41.460175537</dc:date>
    <meta:document-statistic meta:object-count="71"/>
  </office:meta>
</office:document-meta>
</file>